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&lt;!DOCTYPE html&gt;</text:p>
      <text:p text:style-name="Standard">&lt;html&gt;</text:p>
      <text:p text:style-name="Standard">&lt;style&gt;</text:p>
      <text:p text:style-name="Standard">input[type=text], select {</text:p>
      <text:p text:style-name="Standard"><text:s text:c="2"/>width: 100%;</text:p>
      <text:p text:style-name="Standard"><text:s text:c="2"/>padding: 12px 20px;</text:p>
      <text:p text:style-name="Standard"><text:s text:c="2"/>margin: 8px 0;</text:p>
      <text:p text:style-name="Standard"><text:s text:c="2"/>display: inline-block;</text:p>
      <text:p text:style-name="Standard"><text:s text:c="2"/>border: 1px solid #ccc;</text:p>
      <text:p text:style-name="Standard"><text:s text:c="2"/>border-radius: 4px;</text:p>
      <text:p text:style-name="Standard"><text:s text:c="2"/>box-sizing: border-box;</text:p>
      <text:p text:style-name="Standard">}</text:p>
      <text:p text:style-name="Standard"/>
      <text:p text:style-name="Standard">input[type=submit] {</text:p>
      <text:p text:style-name="Standard"><text:s text:c="2"/>width: 100%;</text:p>
      <text:p text:style-name="Standard"><text:s text:c="2"/>background-color: #4CAF50;</text:p>
      <text:p text:style-name="Standard"><text:s text:c="2"/>color: white;</text:p>
      <text:p text:style-name="Standard"><text:s text:c="2"/>padding: 14px 20px;</text:p>
      <text:p text:style-name="Standard"><text:s text:c="2"/>margin: 8px 0;</text:p>
      <text:p text:style-name="Standard"><text:s text:c="2"/>border: none;</text:p>
      <text:p text:style-name="Standard"><text:s text:c="2"/>border-radius: 4px;</text:p>
      <text:p text:style-name="Standard"><text:s text:c="2"/>cursor: pointer;</text:p>
      <text:p text:style-name="Standard">}</text:p>
      <text:p text:style-name="Standard"/>
      <text:p text:style-name="Standard">input[type=submit]:hover {</text:p>
      <text:p text:style-name="Standard"><text:s text:c="2"/>background-color: #45a049;</text:p>
      <text:p text:style-name="Standard">}</text:p>
      <text:p text:style-name="Standard"/>
      <text:p text:style-name="Standard">div {</text:p>
      <text:p text:style-name="Standard"><text:s text:c="2"/>border-radius: 5px;</text:p>
      <text:p text:style-name="Standard"><text:s text:c="2"/>background-color: #f2f2f2;</text:p>
      <text:p text:style-name="Standard"><text:s text:c="2"/>padding: 20px;</text:p>
      <text:p text:style-name="Standard">}</text:p>
      <text:p text:style-name="Standard">&lt;/style&gt;</text:p>
      <text:p text:style-name="Standard">&lt;body&gt;</text:p>
      <text:p text:style-name="Standard"/>
      <text:p text:style-name="Standard">&lt;h3&gt;Using CSS to style an HTML Form&lt;/h3&gt;</text:p>
      <text:p text:style-name="Standard"/>
      <text:p text:style-name="Standard">&lt;div&gt;</text:p>
      <text:p text:style-name="Standard"><text:s text:c="2"/>&lt;form action="/action_page.php"&gt;</text:p>
      <text:p text:style-name="Standard"><text:s text:c="4"/>&lt;label for="fname"&gt;First Name&lt;/label&gt;</text:p>
      <text:p text:style-name="Standard"><text:s text:c="4"/>&lt;input type="text" id="fname" name="firstname" placeholder="Your name.."&gt;</text:p>
      <text:p text:style-name="Standard"/>
      <text:p text:style-name="Standard"><text:s text:c="4"/>&lt;label for="lname"&gt;Last Name&lt;/label&gt;</text:p>
      <text:p text:style-name="Standard"><text:s text:c="4"/>&lt;input type="text" id="lname" name="lastname" placeholder="Your last name.."&gt;</text:p>
      <text:p text:style-name="Standard"/>
      <text:p text:style-name="Standard"><text:s text:c="4"/>&lt;label for="country"&gt;Country&lt;/label&gt;</text:p>
      <text:p text:style-name="Standard"><text:s text:c="4"/>&lt;select id="country" name="country"&gt;</text:p>
      <text:p text:style-name="Standard"><text:s text:c="6"/>&lt;option value="australia"&gt;Australia&lt;/option&gt;</text:p>
      <text:p text:style-name="Standard"><text:s text:c="6"/>&lt;option value="canada"&gt;Canada&lt;/option&gt;</text:p>
      <text:p text:style-name="Standard"><text:s text:c="6"/>&lt;option value="usa"&gt;USA&lt;/option&gt;</text:p>
      <text:p text:style-name="Standard"><text:s text:c="4"/>&lt;/select&gt;</text:p>
      <text:p text:style-name="Standard"><text:soft-page-break/><text:s text:c="2"/></text:p>
      <text:p text:style-name="Standard"><text:s text:c="4"/>&lt;input type="submit" value="Submit"&gt;</text:p>
      <text:p text:style-name="Standard"><text:s text:c="2"/>&lt;/form&gt;</text:p>
      <text:p text:style-name="Standard">&lt;/div&gt;</text:p>
      <text:p text:style-name="Standard"/>
      <text:p text:style-name="Standard">&lt;/body&gt;</text:p>
      <text:p text:style-name="Standard">&lt;/html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4T02:15:28.527619028</meta:creation-date>
    <dc:date>2019-02-24T02:16:40.879191387</dc:date>
    <meta:editing-duration>PT1M14S</meta:editing-duration>
    <meta:editing-cycles>1</meta:editing-cycles>
    <meta:document-statistic meta:table-count="0" meta:image-count="0" meta:object-count="0" meta:page-count="2" meta:paragraph-count="51" meta:word-count="111" meta:character-count="1124" meta:non-whitespace-character-count="969"/>
    <meta:generator>LibreOffice/6.0.7.3$Linux_X86_64 LibreOffice_project/00m0$Build-3</meta:generator>
  </office:meta>
</office:document-meta>
</file>